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 Ember" svg:font-family="'Amazon Ember'"/>
    <style:font-face style:name="Helvetica Neue" svg:font-family="'Helvetica Neue', Helvetica, Arial, sans-serif"/>
    <style:font-face style:name="Lateef" svg:font-family="Lateef,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Monaco" svg:font-family="Monaco, Menlo, Consolas, 'Courier Prime', Courier,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Adjusted', 'Segoe UI', 'Liberation Sans', sans-serif"/>
    <style:font-face style:name="var ff-mono" svg:font-family="'var ff-mono'"/>
  </office:font-face-decls>
  <office:automatic-styles>
    <style:style style:name="P1" style:family="paragraph" style:parent-style-name="Preformatted_20_Text">
      <loext:graphic-properties draw:fill="solid" draw:fill-color="#f5f5f5" draw:opacity="100%"/>
      <style:paragraph-properties fo:margin-top="0in" fo:margin-bottom="0.1252in" style:contextual-spacing="false" fo:line-height="142%" fo:orphans="2" fo:widows="2" fo:background-color="#f5f5f5" fo:padding-left="0.1252in" fo:padding-right="0in" fo:padding-top="0.1252in" fo:padding-bottom="0.1252in" fo:border-left="0.06pt solid #cccccc" fo:border-right="none" fo:border-top="0.06pt solid #cccccc" fo:border-bottom="0.06pt solid #cccccc"/>
      <style:text-properties fo:font-variant="normal" fo:text-transform="none" fo:color="#004e89" loext:opacity="100%" style:font-name="Menlo" fo:font-size="12.75pt" fo:letter-spacing="normal" fo:font-style="normal" fo:font-weight="normal"/>
    </style:style>
    <style:style style:name="P2" style:family="paragraph" style:parent-style-name="Preformatted_20_Text">
      <style:paragraph-properties fo:margin-left="0in" fo:margin-right="0in" fo:margin-top="0in" fo:margin-bottom="0.1252in" style:contextual-spacing="false" fo:line-height="142%" fo:orphans="2" fo:widows="2" fo:text-indent="0in" style:auto-text-indent="false" fo:padding-left="0.1252in" fo:padding-right="0in" fo:padding-top="0.1252in" fo:padding-bottom="0.1252in" fo:border-left="0.06pt solid #cccccc" fo:border-right="none" fo:border-top="0.06pt solid #cccccc" fo:border-bottom="0.06pt solid #cccccc"/>
      <style:text-properties fo:font-variant="normal" fo:text-transform="none" fo:color="#004e89" loext:opacity="100%" style:font-name="Menlo" fo:font-size="12pt" fo:letter-spacing="normal" fo:font-style="normal" fo:font-weight="normal" style:font-size-asian="12pt" style:font-size-complex="12pt"/>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004e89" loext:opacity="100%" style:font-name="Menlo" fo:font-size="12pt" fo:letter-spacing="normal" fo:font-style="normal" fo:font-weight="normal" officeooo:rsid="000a2dcf" style:font-size-asian="12pt" style:font-style-asian="normal" style:font-size-complex="12pt" style:font-style-complex="normal"/>
    </style:style>
    <style:style style:name="P4" style:family="paragraph" style:parent-style-name="Standard">
      <style:text-properties fo:font-variant="normal" fo:text-transform="none" fo:color="#004e89" loext:opacity="100%" style:font-name="Menlo" fo:font-size="12pt" fo:letter-spacing="normal" fo:font-style="normal" fo:font-weight="normal" officeooo:rsid="00068d0b" officeooo:paragraph-rsid="00068d0b" style:font-size-asian="12pt" style:font-style-asian="normal" style:font-weight-asian="normal" style:font-size-complex="12pt" style:font-style-complex="normal" style:font-weight-complex="normal"/>
    </style:style>
    <style:style style:name="P5" style:family="paragraph" style:parent-style-name="Preformatted_20_Text">
      <loext:graphic-properties draw:fill="solid" draw:fill-color="#f5f5f5" draw:opacity="100%"/>
      <style:paragraph-properties fo:margin-top="0in" fo:margin-bottom="0.1252in" style:contextual-spacing="false" fo:line-height="142%" fo:orphans="2" fo:widows="2" fo:background-color="#f5f5f5" fo:padding-left="0.1252in" fo:padding-right="0in" fo:padding-top="0.1252in" fo:padding-bottom="0.1252in" fo:border-left="0.06pt solid #cccccc" fo:border-right="none" fo:border-top="0.06pt solid #cccccc" fo:border-bottom="0.06pt solid #cccccc"/>
      <style:text-properties fo:font-variant="normal" fo:text-transform="none" fo:color="#004e89" loext:opacity="100%" fo:letter-spacing="normal"/>
    </style:style>
    <style:style style:name="P6" style:family="paragraph" style:parent-style-name="Preformatted_20_Text">
      <style:text-properties fo:font-variant="normal" fo:text-transform="none" fo:color="#004e89" loext:opacity="100%" style:text-line-through-style="none" style:text-line-through-type="none" style:font-name="Menlo" fo:font-size="12.75pt" fo:letter-spacing="normal" fo:font-style="normal" fo:font-weight="normal" officeooo:rsid="00097b66" officeooo:paragraph-rsid="00097b66" style:font-style-asian="normal" style:font-weight-asian="normal" style:font-style-complex="normal" style:font-weight-complex="normal"/>
    </style:style>
    <style:style style:name="P7" style:family="paragraph" style:parent-style-name="Preformatted_20_Text">
      <style:text-properties fo:font-variant="normal" fo:text-transform="none" fo:color="#004e89" loext:opacity="100%" style:text-line-through-style="none" style:text-line-through-type="none" style:font-name="Menlo" fo:font-size="13pt" fo:letter-spacing="normal" fo:font-style="normal" fo:font-weight="normal" officeooo:rsid="00097b66" officeooo:paragraph-rsid="00097b66" style:font-size-asian="13pt" style:font-style-asian="normal" style:font-weight-asian="normal" style:font-size-complex="13pt" style:font-style-complex="normal" style:font-weight-complex="normal"/>
    </style:style>
    <style:style style:name="P8" style:family="paragraph" style:parent-style-name="Text_20_body">
      <style:text-properties fo:font-variant="normal" fo:text-transform="none" fo:color="#333333" loext:opacity="100%" style:font-name="Helvetica Neue" fo:font-size="13.5pt" fo:letter-spacing="normal" fo:font-style="normal" fo:font-weight="normal" officeooo:rsid="00099e0f" officeooo:paragraph-rsid="00099e0f" style:font-weight-asian="normal" style:font-weight-complex="normal"/>
    </style:style>
    <style:style style:name="P9" style:family="paragraph" style:parent-style-name="Preformatted_20_Text">
      <style:paragraph-properties fo:margin-left="0in" fo:margin-right="0in" fo:orphans="2" fo:widows="2" fo:text-indent="0in" style:auto-text-indent="false"/>
      <style:text-properties fo:font-variant="normal" fo:text-transform="none" fo:color="#333333" loext:opacity="100%" style:font-name="Helvetica Neue" fo:font-size="12pt" fo:letter-spacing="normal" fo:font-style="normal" fo:font-weight="normal" officeooo:paragraph-rsid="000bea8b" style:font-size-asian="12pt" style:font-weight-asian="normal" style:font-size-complex="12pt" style:font-weight-complex="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2pt" fo:letter-spacing="normal" fo:font-style="normal" fo:font-weight="normal" officeooo:paragraph-rsid="000bea8b" style:font-size-asian="12pt" style:font-weight-asian="normal" style:font-size-complex="12pt" style:font-weight-complex="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2pt" fo:letter-spacing="normal" fo:font-style="normal" fo:font-weight="normal" officeooo:rsid="000a2dcf" style:font-size-asian="12pt" style:font-style-asian="normal" style:font-size-complex="12pt" style:font-style-complex="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4pt" fo:letter-spacing="normal" fo:font-style="normal" fo:font-weight="bold" officeooo:rsid="000bea8b" officeooo:paragraph-rsid="000bea8b" style:font-size-asian="14pt" style:font-style-asian="normal" style:font-weight-asian="bold" style:font-size-complex="14pt" style:font-style-complex="normal" style:font-weight-complex="bold"/>
    </style:style>
    <style:style style:name="P13" style:family="paragraph" style:parent-style-name="Text_20_body">
      <style:text-properties fo:font-variant="normal" fo:text-transform="none" fo:color="#333333" loext:opacity="100%" style:font-name="Lateef" fo:font-size="12pt" fo:letter-spacing="normal" fo:font-style="normal" fo:font-weight="normal" officeooo:paragraph-rsid="00099e0f" style:font-size-asian="12pt" style:font-size-complex="12pt"/>
    </style:style>
    <style:style style:name="P14" style:family="paragraph" style:parent-style-name="Text_20_body">
      <style:text-properties fo:font-variant="normal" fo:text-transform="none" fo:color="#333333" loext:opacity="100%" style:font-name="Lateef" fo:font-size="12pt" fo:letter-spacing="normal" fo:font-style="normal" fo:font-weight="normal" officeooo:rsid="00099e0f" officeooo:paragraph-rsid="00099e0f" style:font-size-asian="12pt" style:font-size-complex="12pt"/>
    </style:style>
    <style:style style:name="P15" style:family="paragraph" style:parent-style-name="Heading_20_2">
      <style:paragraph-properties fo:margin-left="0in" fo:margin-right="0in" fo:orphans="2" fo:widows="2" fo:text-indent="0in" style:auto-text-indent="false"/>
      <style:text-properties fo:font-variant="normal" fo:text-transform="none" fo:color="#16191f" loext:opacity="100%" style:font-name="Amazon Ember" fo:font-size="12pt" fo:letter-spacing="normal" fo:font-style="normal" fo:font-weight="bold" officeooo:rsid="000a2dcf" style:font-size-asian="12pt" style:font-style-asian="normal" style:font-weight-asian="bold" style:font-size-complex="12pt" style:font-style-complex="normal" style:font-weight-complex="bold"/>
    </style:style>
    <style:style style:name="P16" style:family="paragraph" style:parent-style-name="Text_20_body">
      <style:paragraph-properties fo:margin-left="0in" fo:margin-right="0in" fo:orphans="2" fo:widows="2" fo:text-indent="0in" style:auto-text-indent="false"/>
      <style:text-properties fo:font-variant="normal" fo:text-transform="none" fo:color="#232629" loext:opacity="100%" style:font-name="apple-system" fo:font-size="12pt" fo:letter-spacing="normal" fo:font-style="normal" fo:font-weight="normal" officeooo:rsid="000bea8b" officeooo:paragraph-rsid="000bea8b" style:font-size-asian="12pt" style:font-weight-asian="normal" style:font-size-complex="12pt" style:font-weight-complex="normal"/>
    </style:style>
    <style:style style:name="P17" style:family="paragraph" style:parent-style-name="Preformatted_20_Text">
      <loext:graphic-properties draw:fill="solid" draw:fill-color="#f5f5f5" draw:opacity="100%"/>
      <style:paragraph-properties fo:margin-top="0in" fo:margin-bottom="0.1252in" style:contextual-spacing="false" fo:line-height="142%" fo:orphans="2" fo:widows="2" fo:background-color="#f5f5f5" fo:padding-left="0.1252in" fo:padding-right="0in" fo:padding-top="0.1252in" fo:padding-bottom="0.1252in" fo:border-left="0.06pt solid #cccccc" fo:border-right="none" fo:border-top="0.06pt solid #cccccc" fo:border-bottom="0.06pt solid #cccccc"/>
    </style:style>
    <style:style style:name="P18" style:family="paragraph" style:parent-style-name="Standard">
      <style:text-properties officeooo:rsid="00040d33" officeooo:paragraph-rsid="00040d33"/>
    </style:style>
    <style:style style:name="P19" style:family="paragraph" style:parent-style-name="Standard">
      <style:text-properties fo:font-weight="bold" officeooo:rsid="00040d33" officeooo:paragraph-rsid="00040d33" style:font-weight-asian="bold" style:font-weight-complex="bold"/>
    </style:style>
    <style:style style:name="P20" style:family="paragraph" style:parent-style-name="Standard">
      <style:text-properties fo:font-weight="bold" officeooo:rsid="000541ed" officeooo:paragraph-rsid="000541ed" style:font-weight-asian="bold" style:font-weight-complex="bold"/>
    </style:style>
    <style:style style:name="P21" style:family="paragraph" style:parent-style-name="Standard">
      <style:text-properties officeooo:paragraph-rsid="00040d33"/>
    </style:style>
    <style:style style:name="P22" style:family="paragraph" style:parent-style-name="Standard">
      <style:text-properties officeooo:rsid="000541ed" officeooo:paragraph-rsid="000541ed"/>
    </style:style>
    <style:style style:name="P23" style:family="paragraph" style:parent-style-name="Standard">
      <style:text-properties officeooo:rsid="00068d0b" officeooo:paragraph-rsid="00068d0b"/>
    </style:style>
    <style:style style:name="P24" style:family="paragraph" style:parent-style-name="Text_20_body">
      <style:text-properties officeooo:rsid="00068d0b" officeooo:paragraph-rsid="00068d0b"/>
    </style:style>
    <style:style style:name="P25" style:family="paragraph" style:parent-style-name="Standard">
      <style:text-properties officeooo:rsid="00068d0b" officeooo:paragraph-rsid="000541ed"/>
    </style:style>
    <style:style style:name="P26" style:family="paragraph" style:parent-style-name="Standard">
      <style:text-properties officeooo:paragraph-rsid="00068d0b"/>
    </style:style>
    <style:style style:name="P27" style:family="paragraph" style:parent-style-name="Text_20_body">
      <style:text-properties officeooo:rsid="000843b7" officeooo:paragraph-rsid="000843b7"/>
    </style:style>
    <style:style style:name="P28" style:family="paragraph" style:parent-style-name="Text_20_body">
      <style:text-properties officeooo:rsid="00097b66" officeooo:paragraph-rsid="00097b66"/>
    </style:style>
    <style:style style:name="P29" style:family="paragraph" style:parent-style-name="Text_20_body">
      <style:text-properties officeooo:paragraph-rsid="00099e0f"/>
    </style:style>
    <style:style style:name="P30"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31" style:family="paragraph" style:parent-style-name="Preformatted_20_Text">
      <style:paragraph-properties fo:margin-top="0in" fo:margin-bottom="0in" style:contextual-spacing="false" fo:text-align="start" style:justify-single-word="false" fo:orphans="2" fo:widows="2" fo:padding="0in" fo:border="none"/>
    </style:style>
    <style:style style:name="P32" style:family="paragraph" style:parent-style-name="Preformatted_20_Text">
      <style:paragraph-properties fo:margin-top="0in" fo:margin-bottom="0in" style:contextual-spacing="false" fo:text-align="start" style:justify-single-word="false" fo:orphans="2" fo:widows="2" fo:padding="0in" fo:border="none"/>
      <style:text-properties fo:font-size="12pt" style:font-size-asian="12pt" style:font-size-complex="12pt"/>
    </style:style>
    <style:style style:name="P33" style:family="paragraph" style:parent-style-name="Preformatted_20_Text">
      <loext:graphic-properties draw:fill="solid" draw:fill-color="#f9f9f9" draw:opacity="100%"/>
      <style:paragraph-properties fo:margin-left="0in" fo:margin-right="0in" fo:orphans="2" fo:widows="2" fo:text-indent="0in" style:auto-text-indent="false" fo:background-color="#f9f9f9" fo:padding-left="0.0193in" fo:padding-right="0in" fo:padding-top="0.0193in" fo:padding-bottom="0.0193in" fo:border-left="0.06pt solid #000000" fo:border-right="none" fo:border-top="0.06pt solid #000000" fo:border-bottom="0.06pt solid #000000"/>
    </style:style>
    <style:style style:name="P34" style:family="paragraph" style:parent-style-name="Text_20_body">
      <style:paragraph-properties fo:margin-left="0in" fo:margin-right="0in" fo:orphans="2" fo:widows="2" fo:text-indent="0in" style:auto-text-indent="false" fo:padding="0in" fo:border="none"/>
    </style:style>
    <style:style style:name="P35" style:family="paragraph" style:parent-style-name="Text_20_body">
      <style:paragraph-properties fo:margin-left="0in" fo:margin-right="0in" fo:margin-top="0.1665in" fo:margin-bottom="0.1665in" style:contextual-spacing="false" fo:orphans="2" fo:widows="2" fo:text-indent="0in" style:auto-text-indent="false"/>
    </style:style>
    <style:style style:name="P36" style:family="paragraph" style:parent-style-name="Preformatted_20_Text">
      <loext:graphic-properties draw:fill="solid" draw:fill-color="#f9f9f9" draw:opacity="100%"/>
      <style:paragraph-properties fo:margin-top="0in" fo:margin-bottom="0.1965in" style:contextual-spacing="false" fo:orphans="2" fo:widows="2" fo:background-color="#f9f9f9" fo:padding-left="0.0193in" fo:padding-right="0in" fo:padding-top="0.0193in" fo:padding-bottom="0.0193in" fo:border-left="0.06pt solid #000000" fo:border-right="none" fo:border-top="0.06pt solid #000000" fo:border-bottom="0.06pt solid #000000"/>
    </style:style>
    <style:style style:name="P37" style:family="paragraph" style:parent-style-name="Preformatted_20_Text">
      <loext:graphic-properties draw:fill="solid" draw:fill-color="#f9f9f9" draw:opacity="100%"/>
      <style:paragraph-properties fo:orphans="2" fo:widows="2" fo:background-color="#f9f9f9" fo:padding-left="0.0193in" fo:padding-right="0in" fo:padding-top="0.0193in" fo:padding-bottom="0.0193in" fo:border-left="0.06pt solid #000000" fo:border-right="none" fo:border-top="0.06pt solid #000000" fo:border-bottom="0.06pt solid #000000"/>
    </style:style>
    <style:style style:name="P38" style:family="paragraph" style:parent-style-name="Text_20_body">
      <style:text-properties fo:font-weight="normal" officeooo:rsid="000843b7" officeooo:paragraph-rsid="000843b7" style:font-weight-asian="normal" style:font-weight-complex="normal"/>
    </style:style>
    <style:style style:name="P39" style:family="paragraph" style:parent-style-name="Text_20_body">
      <style:text-properties style:text-line-through-style="none" style:text-line-through-type="none" fo:font-style="normal" fo:font-weight="normal" officeooo:rsid="00097b66" officeooo:paragraph-rsid="00097b66" style:font-style-asian="normal" style:font-weight-asian="normal" style:font-style-complex="normal" style:font-weight-complex="normal"/>
    </style:style>
    <style:style style:name="P40" style:family="paragraph" style:parent-style-name="Text_20_body">
      <style:text-properties style:text-line-through-style="none" style:text-line-through-type="none" fo:font-size="13pt" fo:font-style="normal" fo:font-weight="normal" officeooo:rsid="00097b66" officeooo:paragraph-rsid="00097b66" style:font-size-asian="13pt" style:font-style-asian="normal" style:font-weight-asian="normal" style:font-size-complex="13pt" style:font-style-complex="normal" style:font-weight-complex="normal"/>
    </style:style>
    <style:style style:name="P41" style:family="paragraph" style:parent-style-name="Text_20_body">
      <style:text-properties style:text-line-through-style="none" style:text-line-through-type="none" fo:font-size="13pt" fo:font-style="normal" fo:font-weight="normal" officeooo:rsid="00099e0f" officeooo:paragraph-rsid="00099e0f" style:font-size-asian="13pt" style:font-style-asian="normal" style:font-weight-asian="normal" style:font-size-complex="13pt" style:font-style-complex="normal" style:font-weight-complex="normal"/>
    </style:style>
    <style:style style:name="P42" style:family="paragraph" style:parent-style-name="Text_20_body">
      <style:text-properties fo:font-style="normal" officeooo:rsid="00099e0f" officeooo:paragraph-rsid="00099e0f" style:font-style-asian="normal" style:font-style-complex="normal"/>
    </style:style>
    <style:style style:name="P43" style:family="paragraph" style:parent-style-name="Preformatted_20_Text">
      <style:paragraph-properties fo:margin-top="0in" fo:margin-bottom="0.1965in" style:contextual-spacing="false"/>
    </style:style>
    <style:style style:name="P44" style:family="paragraph" style:parent-style-name="Preformatted_20_Text">
      <style:text-properties officeooo:paragraph-rsid="000f6e44"/>
    </style:style>
    <style:style style:name="P45" style:family="paragraph" style:parent-style-name="Text_20_body">
      <style:text-properties officeooo:paragraph-rsid="000f6e44"/>
    </style:style>
    <style:style style:name="P46" style:family="paragraph" style:parent-style-name="Preformatted_20_Text">
      <style:text-properties officeooo:paragraph-rsid="00126114"/>
    </style:style>
    <style:style style:name="P47" style:family="paragraph" style:parent-style-name="Text_20_body">
      <style:text-properties officeooo:paragraph-rsid="00126114"/>
    </style:style>
    <style:style style:name="T1" style:family="text">
      <style:text-properties fo:font-weight="bold" style:font-weight-asian="bold" style:font-weight-complex="bold"/>
    </style:style>
    <style:style style:name="T2" style:family="text">
      <style:text-properties officeooo:rsid="00040d33"/>
    </style:style>
    <style:style style:name="T3" style:family="text">
      <style:text-properties officeooo:rsid="00068d0b"/>
    </style:style>
    <style:style style:name="T4" style:family="text">
      <style:text-properties fo:font-style="italic" style:font-style-asian="italic" style:font-style-complex="italic"/>
    </style:style>
    <style:style style:name="T5" style:family="text">
      <style:text-properties fo:font-style="italic" officeooo:rsid="00099e0f" style:font-style-asian="italic" style:font-style-complex="italic"/>
    </style:style>
    <style:style style:name="T6" style:family="text">
      <style:text-properties fo:font-style="italic" officeooo:rsid="000a2dcf"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68d0b" style:font-style-asian="normal" style:font-style-complex="normal"/>
    </style:style>
    <style:style style:name="T9" style:family="text">
      <style:text-properties fo:font-style="normal" officeooo:rsid="00099e0f" style:font-style-asian="normal" style:font-style-complex="normal"/>
    </style:style>
    <style:style style:name="T10" style:family="text">
      <style:text-properties fo:font-style="normal" officeooo:rsid="000a2dcf" style:font-style-asian="normal" style:font-style-complex="normal"/>
    </style:style>
    <style:style style:name="T11" style:family="text">
      <style:text-properties fo:font-variant="normal" fo:text-transform="none" fo:color="#004e89" loext:opacity="100%" style:font-name="Menlo"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4e89" loext:opacity="100%" style:font-name="Menlo" fo:font-size="12pt" fo:letter-spacing="normal" fo:font-style="normal" fo:font-weight="normal" officeooo:rsid="00068d0b" style:font-size-asian="12pt" style:font-style-asian="normal" style:font-weight-asian="normal" style:font-size-complex="12pt" style:font-style-complex="normal" style:font-weight-complex="normal"/>
    </style:style>
    <style:style style:name="T13" style:family="text">
      <style:text-properties fo:font-variant="normal" fo:text-transform="none" fo:color="#333333" loext:opacity="100%" style:font-name="Lateef" fo:font-size="12pt" fo:letter-spacing="normal" fo:font-style="normal" fo:font-weight="normal" officeooo:rsid="00099e0f" style:font-size-asian="12pt" style:font-style-asian="normal" style:font-weight-asian="normal" style:font-size-complex="12pt" style:font-style-complex="normal" style:font-weight-complex="normal"/>
    </style:style>
    <style:style style:name="T14" style:family="text">
      <style:text-properties fo:font-variant="normal" fo:text-transform="none" fo:color="#333333" loext:opacity="100%" style:font-name="Lateef"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333333" loext:opacity="100%" style:font-name="Lateef" fo:font-size="12pt" fo:letter-spacing="normal" fo:font-style="normal" fo:font-weight="bold" officeooo:rsid="00099e0f" style:font-size-asian="12pt" style:font-style-asian="normal" style:font-weight-asian="bold" style:font-size-complex="12pt" style:font-style-complex="normal" style:font-weight-complex="bold"/>
    </style:style>
    <style:style style:name="T16" style:family="text">
      <style:text-properties fo:font-variant="normal" fo:text-transform="none" fo:color="#333333" loext:opacity="100%" style:font-name="Lateef" fo:font-size="12pt" fo:letter-spacing="normal" fo:font-style="italic" fo:font-weight="normal" officeooo:rsid="00099e0f" style:font-size-asian="12pt" style:font-style-asian="italic" style:font-weight-asian="normal" style:font-size-complex="12pt" style:font-style-complex="italic" style:font-weight-complex="normal"/>
    </style:style>
    <style:style style:name="T17" style:family="text">
      <style:text-properties fo:font-variant="normal" fo:text-transform="none" style:font-name="var ff-mono" fo:letter-spacing="normal" fo:font-style="normal" fo:font-weight="normal" fo:background-color="transparent" loext:char-shading-value="0" loext:padding="0in" loext:border="none"/>
    </style:style>
    <style:style style:name="T18" style:family="text">
      <style:text-properties fo:font-variant="normal" fo:text-transform="none" style:font-name="var ff-mono" fo:font-size="12pt" fo:letter-spacing="normal" fo:font-style="normal" fo:font-weight="normal" fo:background-color="transparent" loext:char-shading-value="0" style:font-size-asian="12pt" style:font-size-complex="12pt" loext:padding="0in" loext:border="none"/>
    </style:style>
    <style:style style:name="T19" style:family="text">
      <style:text-properties fo:font-variant="normal" fo:text-transform="none" style:font-name="var ff-mono" fo:font-size="11.25pt" fo:font-style="normal" fo:font-weight="normal" loext:padding="0in" loext:border="none"/>
    </style:style>
    <style:style style:name="T20" style:family="text">
      <style:text-properties fo:font-variant="normal" fo:text-transform="none" fo:color="#16191f" loext:opacity="100%" style:font-name="Amazon Ember" fo:font-size="12pt" fo:letter-spacing="normal" fo:font-style="normal" fo:font-weight="normal"/>
    </style:style>
    <style:style style:name="T21" style:family="text">
      <style:text-properties fo:font-variant="normal" fo:text-transform="none" fo:color="#16191f" loext:opacity="100%" style:text-line-through-style="none" style:text-line-through-type="none" style:font-name="Amazon Ember" fo:font-size="12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16191f" loext:opacity="100%" style:font-name="Monaco" fo:font-size="12pt" fo:letter-spacing="normal" fo:font-style="normal" fo:font-weight="normal" fo:background-color="#f9f9f9" loext:char-shading-value="0" loext:padding="0in" loext:border="none"/>
    </style:style>
    <style:style style:name="T23" style:family="text">
      <style:text-properties fo:font-variant="normal" fo:text-transform="none" fo:color="#16191f" loext:opacity="100%" fo:letter-spacing="normal" fo:background-color="#f9f9f9" loext:char-shading-value="0" loext:padding="0in" loext:border="none"/>
    </style:style>
    <style:style style:name="T24" style:family="text">
      <style:text-properties fo:font-variant="normal" fo:text-transform="none" fo:color="#d13212" loext:opacity="100%" style:font-name="Monaco" fo:font-size="12pt" fo:letter-spacing="normal" fo:font-style="italic" fo:font-weight="normal" fo:background-color="#f9f9f9" loext:char-shading-value="0" loext:padding="0in" loext:border="none"/>
    </style:style>
    <style:style style:name="T25" style:family="text">
      <style:text-properties fo:font-variant="normal" fo:text-transform="none" style:font-name="apple-system" fo:font-size="11.25pt" fo:font-style="normal" fo:font-weight="normal"/>
    </style:style>
    <style:style style:name="T26" style:family="text">
      <style:text-properties fo:font-size="12pt" style:font-size-asian="12pt" style:font-size-complex="12pt"/>
    </style:style>
    <style:style style:name="T27" style:family="text">
      <style:text-properties fo:font-weight="normal" style:font-weight-asian="normal" style:font-weight-complex="normal"/>
    </style:style>
    <style:style style:name="T28" style:family="text">
      <style:text-properties fo:font-weight="normal" officeooo:rsid="00097b66" style:font-weight-asian="normal" style:font-weight-complex="normal"/>
    </style:style>
    <style:style style:name="T29" style:family="text">
      <style:text-properties officeooo:rsid="00097b66"/>
    </style:style>
    <style:style style:name="T30" style:family="text">
      <style:text-properties style:text-line-through-style="solid" style:text-line-through-type="single" fo:font-weight="normal" style:font-weight-asian="normal" style:font-weight-complex="normal"/>
    </style:style>
    <style:style style:name="T31" style:family="text">
      <style:text-properties style:text-line-through-style="none" style:text-line-through-type="none" fo:font-weight="normal" style:font-weight-asian="normal" style:font-weight-complex="normal"/>
    </style:style>
    <style:style style:name="T32" style:family="text">
      <style:text-properties style:text-line-through-style="none" style:text-line-through-type="none" fo:font-style="italic" fo:font-weight="normal" style:font-style-asian="italic" style:font-weight-asian="normal" style:font-style-complex="italic" style:font-weight-complex="normal"/>
    </style:style>
    <style:style style:name="T33" style:family="text">
      <style:text-properties style:text-line-through-style="none" style:text-line-through-type="none" fo:font-style="normal" fo:font-weight="normal" style:font-style-asian="normal" style:font-weight-asian="normal" style:font-style-complex="normal" style:font-weight-complex="normal"/>
    </style:style>
    <style:style style:name="T34" style:family="text">
      <style:text-properties style:text-line-through-style="none" style:text-line-through-type="none" fo:font-size="13pt" fo:font-style="normal" fo:font-weight="bold" style:font-size-asian="13pt" style:font-style-asian="normal" style:font-weight-asian="bold" style:font-size-complex="13pt" style:font-style-complex="normal" style:font-weight-complex="bold"/>
    </style:style>
    <style:style style:name="T35" style:family="text">
      <style:text-properties style:text-line-through-style="none" style:text-line-through-type="none" fo:font-size="13pt" style:font-size-asian="13pt" style:font-style-asian="normal" style:font-size-complex="13pt" style:font-style-complex="normal"/>
    </style:style>
    <style:style style:name="T36" style:family="text">
      <style:text-properties style:text-line-through-style="none" style:text-line-through-type="none" fo:font-size="12pt" style:font-size-asian="12pt" style:font-style-asian="normal" style:font-size-complex="12pt" style:font-style-complex="normal"/>
    </style:style>
    <style:style style:name="T37" style:family="text">
      <style:text-properties style:font-name="Menlo" fo:font-size="12.75pt" fo:font-style="normal" fo:font-weight="normal"/>
    </style:style>
    <style:style style:name="T38" style:family="text">
      <style:text-properties style:font-name="Menlo" fo:font-size="12.75pt" fo:font-style="normal" fo:font-weight="normal" officeooo:rsid="00097b66"/>
    </style:style>
    <style:style style:name="T39" style:family="text">
      <style:text-properties officeooo:rsid="00099e0f"/>
    </style:style>
    <style:style style:name="T40" style:family="text">
      <style:text-properties officeooo:rsid="000a2dcf"/>
    </style:style>
    <style:style style:name="T41" style:family="text">
      <style:text-properties officeooo:rsid="000bea8b" style:font-style-asian="normal" style:font-style-complex="normal"/>
    </style:style>
    <style:style style:name="T42" style:family="text">
      <style:text-properties fo:color="#232629" loext:opacity="100%" style:font-name="apple-system" officeooo:rsid="000bea8b"/>
    </style:style>
    <style:style style:name="T43" style:family="text">
      <style:text-properties fo:color="#232629" loext:opacity="100%" style:font-name="var ff-mono" officeooo:rsid="000bea8b" fo:background-color="transparent" loext:char-shading-value="0" loext:padding="0in" loext:border="none"/>
    </style:style>
    <style:style style:name="T44" style:family="text">
      <style:text-properties fo:font-size="13pt" officeooo:rsid="001406be" style:font-size-asian="13pt" style:font-size-complex="13pt"/>
    </style:style>
    <style:style style:name="T45" style:family="text">
      <style:text-properties fo:font-size="13pt" fo:font-weight="bold" style:font-size-asian="13pt" style:font-weight-asian="bold" style:font-size-complex="13pt" style:font-weight-complex="bold"/>
    </style:style>
    <style:style style:name="T46" style:family="text">
      <style:text-properties fo:font-size="13pt" fo:font-weight="bold" officeooo:rsid="001406be" style:font-size-asian="13pt" style:font-weight-asian="bold" style:font-size-complex="13pt" style:font-weight-complex="bold"/>
    </style:style>
    <style:style style:name="T47" style:family="text">
      <style:text-properties officeooo:rsid="001406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tab/><text:tab/><text:tab/>how to install ubuntu server 22.041.</text:p>
      <text:p text:style-name="P18">1.requirments: ensure you have at least 2 gb of free storage .</text:p>
      <text:p text:style-name="P18">2.a Usb flash drive containing <text:s/>the version of ubuntu server </text:p>
      <text:p text:style-name="P18">3. boot from install media</text:p>
      <text:p text:style-name="P18">(.).put the bootable flash drive and restart your computer.</text:p>
      <text:p text:style-name="P21"><text:span text:style-name="T2">(.)</text:span>you will need to set your computer to boot from the install media.</text:p>
      <text:p text:style-name="P22">Exp. F8,F12</text:p>
      <text:p text:style-name="P22">choose your language .</text:p>
      <text:p text:style-name="P22">Choose your keyboard</text:p>
      <text:p text:style-name="P22"><text:s/>choose your install</text:p>
      <text:p text:style-name="P22">Networkinfg :</text:p>
      <text:p text:style-name="P22">choose automatic or manual</text:p>
      <text:p text:style-name="P22">in manually : (1) subnet (2) ip address (3) getway</text:p>
      <text:p text:style-name="P22">configure storage </text:p>
      <text:p text:style-name="P22">confirm partition </text:p>
      <text:p text:style-name="P22">confirm changes</text:p>
      <text:p text:style-name="P22">setup profile</text:p>
      <text:p text:style-name="P22">your name:</text:p>
      <text:p text:style-name="P22">your servers name: </text:p>
      <text:p text:style-name="P22">pick a user name </text:p>
      <text:p text:style-name="P22">choose password:</text:p>
      <text:p text:style-name="P22">confirm password:</text:p>
      <text:p text:style-name="P22">install software:</text:p>
      <text:p text:style-name="P22"><text:s text:c="34"/></text:p>
      <text:p text:style-name="P22"><text:tab/><text:tab/><text:tab/>#<text:span text:style-name="T1">how to install nextcloud <text:s/>server on ubuntu server*</text:span></text:p>
      <text:p text:style-name="P20"/>
      <text:p text:style-name="P20"/>
      <text:p text:style-name="P25">1. sudo apt update</text:p>
      <text:p text:style-name="P23">2. sudo apt dist-upgrade</text:p>
      <text:p text:style-name="P23">3.sudo apt autoremove.</text:p>
      <text:p text:style-name="P23">4.hostnamectl set-hostname localcloud.org</text:p>
      <text:p text:style-name="P23">5.sudo nano /<text:span text:style-name="T4">etc/</text:span><text:span text:style-name="T7">hostname</text:span></text:p>
      <text:p text:style-name="P26"><text:span text:style-name="T8">6.</text:span><text:span text:style-name="T11">127.0.1.1 </text:span><text:span text:style-name="T12">localcloud.org</text:span></text:p>
      <text:p text:style-name="P4">7.wget https://download.nextcloud.com/server/releases/latest.zip</text:p>
      <text:p text:style-name="Text_20_body"><text:span text:style-name="T3">8.sudo apt install mariadb-server</text:span><text:line-break/><text:span text:style-name="T3">9.systemctl status mariadb</text:span></text:p>
      <text:p text:style-name="P24">10. sudo mysql_secure_installation </text:p>
      <text:p text:style-name="P27">11.sudo mariadb</text:p>
      <text:p text:style-name="P27">12.CREATE DATABASE <text:s/>databasename; (NEXTCLOUD)</text:p>
      <text:p text:style-name="P27">SHOW DATABASES;</text:p>
      <text:p text:style-name="P27">GRANNT ALL PRIVILEGES ON nextcloud.* TO ‘nextcloud’@’localhost’ IDENTIFIED BY <text:s/>‘Mypassword’;</text:p>
      <text:p text:style-name="P27">FLUSH PRIVILEGES;</text:p>
      <text:p text:style-name="P27">exit</text:p>
      <text:p text:style-name="P27"><text:soft-page-break/><text:tab/><text:tab/><text:tab/><text:span text:style-name="T1">Apache webserver setup\</text:span></text:p>
      <text:p text:style-name="P27"><text:span text:style-name="T27">sudo</text:span><text:span text:style-name="T1"> apt </text:span><text:span text:style-name="T27">install php php-apcu php-bcmath php-cli php-common php-curl <text:s/>php-gd php-gmp php-imagick php-intl php-mbstring php-mysql php-zip php-xml</text:span></text:p>
      <text:p text:style-name="P38">systemctl status apache2</text:p>
      <text:p text:style-name="P38">sudo phpenmod bcmath gmp imagick intl</text:p>
      <text:p text:style-name="P38">sudo apt install unzip</text:p>
      <text:p text:style-name="P38">unzip latest.zip (nextcloud version)</text:p>
      <text:p text:style-name="P27"><text:span text:style-name="T27">mv nextcloud localclou</text:span><text:span text:style-name="T28">d.org</text:span></text:p>
      <text:p text:style-name="P28"><text:span text:style-name="T27">sudo chown </text:span><text:span text:style-name="T30">R www</text:span><text:span text:style-name="T31">data :www-data <text:s/>localcloud.org</text:span></text:p>
      <text:p text:style-name="P28"><text:span text:style-name="T31">sudo mv localcloud.org <text:s/>/</text:span><text:span text:style-name="T32">var/</text:span><text:span text:style-name="T33">www</text:span></text:p>
      <text:p text:style-name="P39">sudo a2dissite 000-default.conf</text:p>
      <text:p text:style-name="P28"><text:span text:style-name="T33">sudo nano /</text:span><text:span text:style-name="T32">etc</text:span><text:span text:style-name="T33">/apache2/sites-available/localcloud.org</text:span></text:p>
      <text:p text:style-name="P6">&lt;VirtualHost *:80&gt;</text:p>
      <text:p text:style-name="P17"/>
      <text:p text:style-name="P5"><text:s text:c="4"/><text:span text:style-name="T37">DocumentRoot "/var/www/</text:span><text:span text:style-name="T38">localcloud.org</text:span><text:span text:style-name="T37">"</text:span></text:p>
      <text:p text:style-name="P17"/>
      <text:p text:style-name="P5"><text:s text:c="4"/><text:span text:style-name="T37">ServerName </text:span><text:span text:style-name="T38">localcloud.org</text:span></text:p>
      <text:p text:style-name="P17"/>
      <text:p text:style-name="P1">&lt;Directory "/var/www/<text:span text:style-name="T29">localcloud.org</text:span>/"&gt;</text:p>
      <text:p text:style-name="P5"><text:s text:c="4"/><text:span text:style-name="T37">Options MultiViews FollowSymlinks</text:span></text:p>
      <text:p text:style-name="P5"><text:s text:c="4"/><text:span text:style-name="T37">AllowOverride All</text:span></text:p>
      <text:p text:style-name="P5"><text:s text:c="4"/><text:span text:style-name="T37">Order allow,deny</text:span></text:p>
      <text:p text:style-name="P5"><text:s text:c="4"/><text:span text:style-name="T37">Allow from all</text:span></text:p>
      <text:p text:style-name="P17"/>
      <text:p text:style-name="P1">&lt;/Directory&gt;</text:p>
      <text:p text:style-name="P5"><text:s text:c="3"/><text:span text:style-name="T37">TransferLog /var/log/apache2/</text:span><text:span text:style-name="T38">localcloud.org_acces</text:span><text:span text:style-name="T37">s.log</text:span></text:p>
      <text:p text:style-name="P5"><text:soft-page-break/><text:s text:c="3"/><text:span text:style-name="T37">ErrorLog /var/log/apache2/</text:span><text:span text:style-name="T38">loccalcloud.org</text:span><text:span text:style-name="T37">_error.log</text:span></text:p>
      <text:p text:style-name="P17"/>
      <text:p text:style-name="P1">&lt;/VirtualHost&gt;</text:p>
      <text:p text:style-name="P28"><text:span text:style-name="T33"><text:tab/><text:tab/></text:span><text:span text:style-name="T34">enable the site </text:span></text:p>
      <text:p text:style-name="P40">sudo a2ensite localcloud.org</text:p>
      <text:p text:style-name="P7">sudo nano /etc/php/7.4/apache2/php.ini</text:p>
      <text:p text:style-name="P7">memory_limit = 512M</text:p>
      <text:p text:style-name="P17"/>
      <text:p text:style-name="P1">upload_max_filesize = 200M</text:p>
      <text:p text:style-name="P17"/>
      <text:p text:style-name="P1">max_execution_time = 360</text:p>
      <text:p text:style-name="P17"/>
      <text:p text:style-name="P1">post_max_size = 200M</text:p>
      <text:p text:style-name="P17"/>
      <text:p text:style-name="P1">date.timezone = A<text:span text:style-name="T29">sia/kolkata</text:span></text:p>
      <text:p text:style-name="P17"/>
      <text:p text:style-name="P1">opcache.enable=1</text:p>
      <text:p text:style-name="P17"/>
      <text:p text:style-name="P1">opcache.interned_strings_buffer=8</text:p>
      <text:p text:style-name="P17"/>
      <text:p text:style-name="P1">opcache.max_accelerated_files=10000</text:p>
      <text:p text:style-name="P17"/>
      <text:p text:style-name="P1">opcache.memory_consumption=128</text:p>
      <text:p text:style-name="P17"/>
      <text:p text:style-name="P1"><text:soft-page-break/>opcache.save_comments=1</text:p>
      <text:p text:style-name="P17"/>
      <text:p text:style-name="P1">opcache.revalidate_freq=1</text:p>
      <text:p text:style-name="P41">sudo systemctl rrestart apache 2</text:p>
      <text:p text:style-name="P8"><text:span text:style-name="T36">Run the following command to ensure required PHP modules</text:span><text:span text:style-name="T35"> are enabled:</text:span></text:p>
      <text:p text:style-name="P2">sudo a2enmod dir env headers mime rewrite ssl</text:p>
      <text:p text:style-name="P29"><text:tab/><text:tab/><text:tab/><text:span text:style-name="T26"><text:tab/></text:span><text:span text:style-name="T14">Acquiring a TLS certificate</text:span></text:p>
      <text:p text:style-name="P13">Ensure snapd is installed:</text:p>
      <text:p text:style-name="P14">sudo apt install snapd</text:p>
      <text:p text:style-name="P14">sudo snap install core; sudo snap install refresh core</text:p>
      <text:p text:style-name="P29"><text:line-break/><text:tab/><text:tab/><text:span text:style-name="T26"><text:tab/></text:span><text:span text:style-name="T14">Install Certbot</text:span></text:p>
      <text:p text:style-name="P29"><text:line-break/><text:span text:style-name="T39">sudo snap install –classic certbot</text:span></text:p>
      <text:p text:style-name="P29"><text:span text:style-name="T39">sudo ln -s /</text:span><text:span text:style-name="T5">snap</text:span><text:span text:style-name="T9">/bin/certbot <text:tab/>/</text:span><text:span text:style-name="T5">usr</text:span><text:span text:style-name="T9">/bin/certbot</text:span></text:p>
      <text:p text:style-name="P42">sudo certbot <text:tab/>--apache</text:p>
      <text:p text:style-name="P29"><text:span text:style-name="T9"><text:tab/><text:tab/><text:tab/><text:tab/></text:span><text:span text:style-name="T15">Correct the permissions of the config.php </text:span></text:p>
      <text:p text:style-name="P29"><text:span text:style-name="T15">s</text:span><text:span text:style-name="T13">udo chmod 660 /v</text:span><text:span text:style-name="T16">ar/</text:span><text:span text:style-name="T13">www/localcloud.org/config/config.php</text:span></text:p>
      <text:p text:style-name="P29"><text:span text:style-name="T13">sudo chown root:www-data /va</text:span><text:span text:style-name="T16">r</text:span><text:span text:style-name="T13">/www/localcloud.org/config/config.php</text:span><text:line-break/><text:tab/><text:tab/><text:tab/><text:tab/><text:span text:style-name="T14">Enable memory caching</text:span></text:p>
      <text:p text:style-name="Text_20_body"><text:line-break/><text:span text:style-name="T40">sudo vim /</text:span><text:span text:style-name="T6">var/</text:span><text:span text:style-name="T10">www/localcloud.org/config/config.php</text:span></text:p>
      <text:p text:style-name="P11">Add the following line to the bottom:</text:p>
      <text:p text:style-name="P3">'memcache.local' =&gt; '\\OC\\Memcache\\APCu',</text:p>
      <text:p text:style-name="P11"><text:tab/><text:tab/></text:p>
      <text:p text:style-name="P12">How to delete <text:s/>untagged image in ecr (elastic container reposistory) <text:s/></text:p>
      <text:p text:style-name="P10"><text:span text:style-name="T41">* </text:span><text:span text:style-name="T42">You can delete all images in a single request, without loops</text:span></text:p>
      <text:p text:style-name="P9"><text:soft-page-break/><text:span text:style-name="Source_20_Text"><text:span text:style-name="T43">IMAGES_TO_DELETE=$( aws ecr list-images --region $ECR_REGION --repository-name $ECR_REPO --filter "tagStatus=UNTAGGED" --query 'imageIds[*]' --output json )</text:span></text:span></text:p>
      <text:p text:style-name="P32"/>
      <text:p text:style-name="P31"><text:span text:style-name="Source_20_Text"><text:span text:style-name="T18">aws ecr batch-delete-image --region $ECR_REGION --repository-name $ECR_REPO --image-ids "$IMAGES_TO_DELETE" || true</text:span></text:span></text:p>
      <text:p text:style-name="P16"/>
      <text:h text:style-name="P15" text:outline-level="2"><text:bookmark text:name="lifecycle_policy_syntax"/>Lifecycle policy template</text:h>
      <text:p text:style-name="P34"><text:span text:style-name="T20">The contents of your lifecycle policy is evaluated before being associated with a repository. The following is the JSON syntax template for the lifecycle policy. For lifecycle policy examples, see </text:span><text:a xlink:type="simple" xlink:href="https://docs.aws.amazon.com/AmazonECR/latest/userguide/lifecycle_policy_examples.html" text:style-name="Internet_20_link" text:visited-style-name="Visited_20_Internet_20_Link"><text:span text:style-name="T21">Examples of lifecycle policies</text:span></text:a><text:span text:style-name="T20">.</text:span></text:p>
      <text:p text:style-name="P33"><text:span text:style-name="Source_20_Text"><text:span text:style-name="T22">{</text:span></text:span></text:p>
      <text:p text:style-name="P37"><text:span text:style-name="Source_20_Text"><text:span text:style-name="T23"><text:s text:c="4"/></text:span></text:span><text:span text:style-name="Source_20_Text"><text:span text:style-name="T22">"rules": [</text:span></text:span></text:p>
      <text:p text:style-name="P37"><text:span text:style-name="Source_20_Text"><text:span text:style-name="T23"><text:s text:c="8"/></text:span></text:span><text:span text:style-name="Source_20_Text"><text:span text:style-name="T22">{</text:span></text:span></text:p>
      <text:p text:style-name="P37"><text:span text:style-name="Source_20_Text"><text:span text:style-name="T23"><text:s text:c="12"/></text:span></text:span><text:span text:style-name="Source_20_Text"><text:span text:style-name="T22">"rulePriority": </text:span></text:span><text:span text:style-name="Source_20_Text"><text:span text:style-name="T24">integer</text:span></text:span><text:span text:style-name="Source_20_Text"><text:span text:style-name="T22">,</text:span></text:span></text:p>
      <text:p text:style-name="P37"><text:span text:style-name="Source_20_Text"><text:span text:style-name="T23"><text:s text:c="12"/></text:span></text:span><text:span text:style-name="Source_20_Text"><text:span text:style-name="T22">"description": "</text:span></text:span><text:span text:style-name="Source_20_Text"><text:span text:style-name="T24">string</text:span></text:span><text:span text:style-name="Source_20_Text"><text:span text:style-name="T22">",</text:span></text:span></text:p>
      <text:p text:style-name="P37"><text:span text:style-name="Source_20_Text"><text:span text:style-name="T23"><text:s text:c="12"/></text:span></text:span><text:span text:style-name="Source_20_Text"><text:span text:style-name="T22">"selection": {</text:span></text:span></text:p>
      <text:p text:style-name="P37"><text:span text:style-name="Source_20_Text"><text:span text:style-name="T23"><text:s text:c="16"/></text:span></text:span><text:span text:style-name="Source_20_Text"><text:span text:style-name="T22">"tagStatus": "</text:span></text:span><text:span text:style-name="Source_20_Text"><text:span text:style-name="T24">tagged</text:span></text:span><text:span text:style-name="Source_20_Text"><text:span text:style-name="T22">"|"</text:span></text:span><text:span text:style-name="Source_20_Text"><text:span text:style-name="T24">untagged</text:span></text:span><text:span text:style-name="Source_20_Text"><text:span text:style-name="T22">"|"</text:span></text:span><text:span text:style-name="Source_20_Text"><text:span text:style-name="T24">any</text:span></text:span><text:span text:style-name="Source_20_Text"><text:span text:style-name="T22">",</text:span></text:span></text:p>
      <text:p text:style-name="P37"><text:span text:style-name="Source_20_Text"><text:span text:style-name="T23"><text:s text:c="16"/></text:span></text:span><text:span text:style-name="Source_20_Text"><text:span text:style-name="T22">"tagPrefixList": </text:span></text:span><text:span text:style-name="Source_20_Text"><text:span text:style-name="T24">list&lt;string&gt;</text:span></text:span><text:span text:style-name="Source_20_Text"><text:span text:style-name="T22">,</text:span></text:span></text:p>
      <text:p text:style-name="P37"><text:span text:style-name="Source_20_Text"><text:span text:style-name="T23"><text:s text:c="16"/></text:span></text:span><text:span text:style-name="Source_20_Text"><text:span text:style-name="T22">"countType": "</text:span></text:span><text:span text:style-name="Source_20_Text"><text:span text:style-name="T24">imageCountMoreThan</text:span></text:span><text:span text:style-name="Source_20_Text"><text:span text:style-name="T22">"|"</text:span></text:span><text:span text:style-name="Source_20_Text"><text:span text:style-name="T24">sinceImagePushed</text:span></text:span><text:span text:style-name="Source_20_Text"><text:span text:style-name="T22">",</text:span></text:span></text:p>
      <text:p text:style-name="P37"><text:span text:style-name="Source_20_Text"><text:span text:style-name="T23"><text:s text:c="16"/></text:span></text:span><text:span text:style-name="Source_20_Text"><text:span text:style-name="T22">"countUnit": "</text:span></text:span><text:span text:style-name="Source_20_Text"><text:span text:style-name="T24">string</text:span></text:span><text:span text:style-name="Source_20_Text"><text:span text:style-name="T22">",</text:span></text:span></text:p>
      <text:p text:style-name="P37"><text:span text:style-name="Source_20_Text"><text:span text:style-name="T23"><text:s text:c="16"/></text:span></text:span><text:span text:style-name="Source_20_Text"><text:span text:style-name="T22">"countNumber": </text:span></text:span><text:span text:style-name="Source_20_Text"><text:span text:style-name="T24">integer</text:span></text:span></text:p>
      <text:p text:style-name="P37"><text:span text:style-name="Source_20_Text"><text:span text:style-name="T23"><text:s text:c="12"/></text:span></text:span><text:span text:style-name="Source_20_Text"><text:span text:style-name="T22">},</text:span></text:span></text:p>
      <text:p text:style-name="P37"><text:span text:style-name="Source_20_Text"><text:span text:style-name="T23"><text:s text:c="12"/></text:span></text:span><text:span text:style-name="Source_20_Text"><text:span text:style-name="T22">"action": {</text:span></text:span></text:p>
      <text:p text:style-name="P37"><text:span text:style-name="Source_20_Text"><text:span text:style-name="T23"><text:s text:c="16"/></text:span></text:span><text:span text:style-name="Source_20_Text"><text:span text:style-name="T22">"type": "expire"</text:span></text:span></text:p>
      <text:p text:style-name="P37"><text:span text:style-name="Source_20_Text"><text:span text:style-name="T23"><text:s text:c="12"/></text:span></text:span><text:span text:style-name="Source_20_Text"><text:span text:style-name="T22">}</text:span></text:span></text:p>
      <text:p text:style-name="P37"><text:span text:style-name="Source_20_Text"><text:span text:style-name="T23"><text:s text:c="8"/></text:span></text:span><text:span text:style-name="Source_20_Text"><text:span text:style-name="T22">}</text:span></text:span></text:p>
      <text:p text:style-name="P37"><text:span text:style-name="Source_20_Text"><text:span text:style-name="T23"><text:s text:c="4"/></text:span></text:span><text:span text:style-name="Source_20_Text"><text:span text:style-name="T22">]</text:span></text:span></text:p>
      <text:p text:style-name="P36"><text:span text:style-name="Source_20_Text"><text:span text:style-name="T22">}</text:span></text:span></text:p>
      <text:p text:style-name="P35"><text:span text:style-name="T25">I actually forged a one line solution using </text:span><text:span text:style-name="Source_20_Text"><text:span text:style-name="T19">aws cli</text:span></text:span></text:p>
      <text:p text:style-name="P30"><text:span text:style-name="Source_20_Text"><text:span text:style-name="T17">aws ecr describe-repositories --output text | awk '{print $5}' | egrep -v '^$' | while read line; do <text:s/>repo=$(echo $line | sed -e <text:s/>"s/arn:aws:ecr.*\///g") ; aws ecr list-images --repository-name $repo --filter tagStatus=UNTAGGED --query 'imageIds[*]' --output text | while read imageId; do aws ecr batch-delete-image --repository-name $repo --image-ids imageDigest=$imageId; done; done</text:span></text:span></text:p>
      <text:p text:style-name="P45"><text:line-break/><text:span text:style-name="T45">How do Apply a Single Policy Across Multiple ECR Repositories?</text:span></text:p>
      <text:p text:style-name="P45">Here is a code snippet that can be used in the production system to apply a policy across 100s+ repositories.</text:p>
      <text:p text:style-name="P44"><text:span text:style-name="Source_20_Text">from os import getenv</text:span></text:p>
      <text:p text:style-name="Preformatted_20_Text"><text:span text:style-name="Source_20_Text">AWS_ACCESS_KEY_ID = getenv("ACCESSKEY")</text:span></text:p>
      <text:p text:style-name="Preformatted_20_Text"/>
      <text:p text:style-name="Preformatted_20_Text"/>
      <text:p text:style-name="Preformatted_20_Text"><text:soft-page-break/><text:span text:style-name="Source_20_Text">AWS_SECRET_ACCESS_KEY = getenv("SECRETKEY")</text:span></text:p>
      <text:p text:style-name="Preformatted_20_Text"><text:span text:style-name="Source_20_Text">session = Session(</text:span></text:p>
      <text:p text:style-name="Preformatted_20_Text"><text:span text:style-name="Source_20_Text">aws_access_key_id=AWS_ACCESS_KEY_ID,</text:span></text:p>
      <text:p text:style-name="Preformatted_20_Text"><text:span text:style-name="Source_20_Text">aws_secret_access_key=AWS_SECRET_ACCESS_KEY</text:span></text:p>
      <text:p text:style-name="Preformatted_20_Text"><text:span text:style-name="Source_20_Text">)</text:span></text:p>
      <text:p text:style-name="Preformatted_20_Text"/>
      <text:p text:style-name="Preformatted_20_Text"><text:span text:style-name="Source_20_Text">client = client('ecr')</text:span></text:p>
      <text:p text:style-name="Preformatted_20_Text"/>
      <text:p text:style-name="Preformatted_20_Text"><text:span text:style-name="Source_20_Text">response = client.describe_repositories()</text:span></text:p>
      <text:p text:style-name="Preformatted_20_Text"/>
      <text:p text:style-name="Preformatted_20_Text"><text:span text:style-name="Source_20_Text">repositories = response['repositories']</text:span></text:p>
      <text:p text:style-name="Preformatted_20_Text"/>
      <text:p text:style-name="Preformatted_20_Text"><text:span text:style-name="Source_20_Text">globalLifecyclePolicy = 'put your policy here’’</text:span></text:p>
      <text:p text:style-name="Preformatted_20_Text"/>
      <text:p text:style-name="Preformatted_20_Text"><text:span text:style-name="Source_20_Text">for repo in repositories:</text:span></text:p>
      <text:p text:style-name="Preformatted_20_Text"/>
      <text:p text:style-name="Preformatted_20_Text"><text:span text:style-name="Source_20_Text">repoName = repo['repositoryName']</text:span></text:p>
      <text:p text:style-name="Preformatted_20_Text"/>
      <text:p text:style-name="P43"><text:span text:style-name="Source_20_Text">client.put_lifecycle_policy( repositoryName = repoName,lifecyclePolicyText = globalLifecyclePolicy)</text:span></text:p>
      <text:p text:style-name="P47"><text:span text:style-name="Strong_20_Emphasis">The CLI command to set this policy would be:</text:span></text:p>
      <text:p text:style-name="P46"><text:span text:style-name="Strong_20_Emphasis"><text:span text:style-name="Source_20_Text"><text:span text:style-name="T27">aws ecr put-lifecycle-policy --repository-name "test-ecr-polict" --lifecycle-policy-text "file://policy.json"</text:span></text:span></text:span></text:p>
      <text:p text:style-name="P47"><text:line-break/><text:a xlink:type="simple" xlink:href="http://boto3.readthedocs.io/en/latest/guide/session.html" text:style-name="Internet_20_link" text:visited-style-name="Visited_20_Internet_20_Link"><text:span text:style-name="Strong_20_Emphasis">Session</text:span></text:a> is where to initiate the connectivity to AWS services. E.g. following is default session that uses the default credential profile(e.g. ~/.aws/credentials, or assume your EC2 using IAM instance profile )</text:p>
      <text:p text:style-name="P47"><text:a xlink:type="simple" xlink:href="http://boto3.readthedocs.io/en/latest/guide/resources.html" text:style-name="Internet_20_link" text:visited-style-name="Visited_20_Internet_20_Link"><text:span text:style-name="Strong_20_Emphasis">Resource</text:span></text:a> : This is the high-level service class recommended to be used. This allows you to tied particular AWS resources and passes it along, so you just use this abstraction than worry which target services are pointed to.</text:p>
      <text:p text:style-name="P47"><text:a xlink:type="simple" xlink:href="http://boto3.readthedocs.io/en/latest/guide/clients.html" text:style-name="Internet_20_link" text:visited-style-name="Visited_20_Internet_20_Link"><text:span text:style-name="Strong_20_Emphasis">Client</text:span></text:a> is a low level class object. For each client call, you need to explicitly specify the targeting resources, the designated service target name must be pass long.</text:p>
      <text:p text:style-name="P47"><text:span text:style-name="T46"/></text:p>
      <text:p text:style-name="P47"><text:span text:style-name="T4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 Ember" svg:font-family="'Amazon Ember'"/>
    <style:font-face style:name="Helvetica Neue" svg:font-family="'Helvetica Neue', Helvetica, Arial, sans-serif"/>
    <style:font-face style:name="Lateef" svg:font-family="Lateef,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Monaco" svg:font-family="Monaco, Menlo, Consolas, 'Courier Prime', Courier,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Adjusted', 'Segoe UI', 'Liberation Sans', sans-serif"/>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3T05:42:54.608355477</meta:creation-date>
    <meta:generator>LibreOffice/7.3.7.2$Linux_X86_64 LibreOffice_project/30$Build-2</meta:generator>
    <dc:date>2023-03-11T15:58:39.971609542</dc:date>
    <meta:editing-duration>PT1H12M40S</meta:editing-duration>
    <meta:editing-cycles>8</meta:editing-cycles>
    <meta:document-statistic meta:table-count="0" meta:image-count="0" meta:object-count="0" meta:page-count="6" meta:paragraph-count="142" meta:word-count="745" meta:character-count="6147" meta:non-whitespace-character-count="5248"/>
  </office:meta>
</office:document-meta>
</file>